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1-outline1">
      <style:graphic-properties fo:min-height="11.929cm" loext:decorative="false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8" style:family="presentation" style:parent-style-name="Forestbird2-outline1">
      <style:graphic-properties fo:min-height="12cm" loext:decorative="false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11" style:family="presentation" style:parent-style-name="Forestbird3-outline1">
      <style:graphic-properties fo:min-height="12cm" loext:decorative="false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Forestbird3_5f_-title">
      <style:graphic-properties draw:auto-grow-height="true" fo:min-height="2.5cm" loext:decorative="false"/>
      <style:paragraph-properties style:writing-mode="lr-tb"/>
    </style:style>
    <style:style style:name="pr14" style:family="presentation" style:parent-style-name="Forestbird3_5f_-outline1">
      <style:graphic-properties fo:min-height="12cm" loext:decorative="false"/>
      <style:paragraph-properties style:writing-mode="lr-tb"/>
    </style:style>
    <style:style style:name="pr15" style:family="presentation" style:parent-style-name="Forestbird3_5f_-notes">
      <style:graphic-properties draw:fill-color="#ffffff" draw:auto-grow-height="true" fo:min-height="14cm" loext:decorative="false"/>
      <style:paragraph-properties style:writing-mode="lr-tb"/>
    </style:style>
    <style:style style:name="pr16" style:family="presentation" style:parent-style-name="Forestbird3_5f__5f_-title">
      <style:graphic-properties draw:auto-grow-height="true" fo:min-height="2.5cm" loext:decorative="false"/>
      <style:paragraph-properties style:writing-mode="lr-tb"/>
    </style:style>
    <style:style style:name="pr17" style:family="presentation" style:parent-style-name="Forestbird3_5f__5f_-outline1">
      <style:graphic-properties fo:min-height="12cm" loext:decorative="false"/>
      <style:paragraph-properties style:writing-mode="lr-tb"/>
    </style:style>
    <style:style style:name="pr18" style:family="presentation" style:parent-style-name="Forestbird3_5f__5f_-notes">
      <style:graphic-properties draw:fill-color="#ffffff" draw:auto-grow-height="true" fo:min-height="14cm" loext:decorative="false"/>
      <style:paragraph-properties style:writing-mode="lr-tb"/>
    </style:style>
    <style:style style:name="pr19" style:family="presentation" style:parent-style-name="Forestbird3_5f__5f__5f_-title">
      <style:graphic-properties draw:auto-grow-height="true" fo:min-height="2.5cm" loext:decorative="false"/>
      <style:paragraph-properties style:writing-mode="lr-tb"/>
    </style:style>
    <style:style style:name="pr20" style:family="presentation" style:parent-style-name="Forestbird3_5f__5f__5f_-outline1">
      <style:graphic-properties fo:min-height="12cm" loext:decorative="false"/>
      <style:paragraph-properties style:writing-mode="lr-tb"/>
    </style:style>
    <style:style style:name="pr21" style:family="presentation" style:parent-style-name="Forestbird3_5f__5f__5f_-notes">
      <style:graphic-properties draw:fill-color="#ffffff" draw:auto-grow-height="true" fo:min-height="14cm" loext:decorative="false"/>
      <style:paragraph-properties style:writing-mode="lr-tb"/>
    </style:style>
    <style:style style:name="pr22" style:family="presentation" style:parent-style-name="Forestbird3_5f__5f__5f__5f_-title">
      <style:graphic-properties draw:auto-grow-height="true" fo:min-height="2.5cm" loext:decorative="false"/>
      <style:paragraph-properties style:writing-mode="lr-tb"/>
    </style:style>
    <style:style style:name="pr23" style:family="presentation" style:parent-style-name="Forestbird3_5f__5f__5f__5f_-outline1">
      <style:graphic-properties fo:min-height="12cm" loext:decorative="false"/>
      <style:paragraph-properties style:writing-mode="lr-tb"/>
    </style:style>
    <style:style style:name="pr24" style:family="presentation" style:parent-style-name="Forestbird3_5f__5f__5f__5f_-notes">
      <style:graphic-properties draw:fill-color="#ffffff" draw:auto-grow-height="true" fo:min-height="14cm" loext:decorative="false"/>
      <style:paragraph-properties style:writing-mode="lr-tb"/>
    </style:style>
    <style:style style:name="pr25" style:family="presentation" style:parent-style-name="Forestbird3_5f__5f__5f__5f__5f_-title">
      <style:graphic-properties draw:auto-grow-height="true" fo:min-height="2.5cm" loext:decorative="false"/>
      <style:paragraph-properties style:writing-mode="lr-tb"/>
    </style:style>
    <style:style style:name="pr26" style:family="presentation" style:parent-style-name="Forestbird3_5f__5f__5f__5f__5f_-outline1">
      <style:graphic-properties fo:min-height="12cm" loext:decorative="false"/>
      <style:paragraph-properties style:writing-mode="lr-tb"/>
    </style:style>
    <style:style style:name="pr27" style:family="presentation" style:parent-style-name="Forestbird3_5f__5f__5f__5f__5f_-notes">
      <style:graphic-properties draw:fill-color="#ffffff" draw:auto-grow-height="true" fo:min-height="14cm" loext:decorative="false"/>
      <style:paragraph-properties style:writing-mode="lr-tb"/>
    </style:style>
    <style:style style:name="pr28" style:family="presentation" style:parent-style-name="Forestbird3_5f__5f__5f__5f__5f__5f_-title">
      <style:graphic-properties draw:auto-grow-height="true" fo:min-height="2.5cm" loext:decorative="false"/>
      <style:paragraph-properties style:writing-mode="lr-tb"/>
    </style:style>
    <style:style style:name="pr29" style:family="presentation" style:parent-style-name="Forestbird3_5f__5f__5f__5f__5f__5f_-outline1">
      <style:graphic-properties fo:min-height="12cm" loext:decorative="false"/>
      <style:paragraph-properties style:writing-mode="lr-tb"/>
    </style:style>
    <style:style style:name="pr30" style:family="presentation" style:parent-style-name="Forestbird3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31" style:family="presentation" style:parent-style-name="Forestbird3_5f__5f__5f__5f__5f__5f__5f_-title">
      <style:graphic-properties draw:auto-grow-height="true" fo:min-height="2.5cm" loext:decorative="false"/>
      <style:paragraph-properties style:writing-mode="lr-tb"/>
    </style:style>
    <style:style style:name="pr32" style:family="presentation" style:parent-style-name="Forestbird3_5f__5f__5f__5f__5f__5f__5f_-outline1">
      <style:graphic-properties fo:min-height="12cm" loext:decorative="false"/>
      <style:paragraph-properties style:writing-mode="lr-tb"/>
    </style:style>
    <style:style style:name="pr33" style:family="presentation" style:parent-style-name="Forestbird3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Template Version of Classes</text:p>
          </draw:text-box>
        </draw:frame>
        <draw:frame presentation:style-name="pr2" draw:text-style-name="P1" draw:layer="layout" svg:width="25cm" svg:height="9.5cm" svg:x="1.5cm" svg:y="3.5cm" presentation:class="subtitle" presentation:user-transformed="true">
          <draw:text-box>
            <text:p>Introductions &amp; Syllabus Day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Overview</text:p>
          </draw:text-box>
        </draw:frame>
        <draw:frame presentation:style-name="pr5" draw:layer="layout" svg:width="25cm" svg:height="9cm" svg:x="1.5cm" svg:y="3.5cm" presentation:class="outline">
          <draw:text-box>
            <text:list text:style-name="L2">
              <text:list-item>
                <text:p>Who Am I?</text:p>
              </text:list-item>
              <text:list-item>
                <text:p>My Journey</text:p>
              </text:list-item>
              <text:list-item>
                <text:p>Teaching Philosophy</text:p>
              </text:list-item>
              <text:list-item>
                <text:p>[Input Course]</text:p>
              </text:list-item>
              <text:list-item>
                <text:p>Outside of Teaching</text:p>
              </text:list-item>
              <text:list-item>
                <text:p>Expectations &amp; Support </text:p>
              </text:list-item>
              <text:list-item>
                <text:p>Key Takeaway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Who Am I?</text:p>
          </draw:text-box>
        </draw:frame>
        <draw:frame presentation:style-name="pr8" draw:layer="layout" svg:width="25cm" svg:height="9cm" svg:x="1.5cm" svg:y="3.5cm" presentation:class="outline">
          <draw:text-box>
            <text:list text:style-name="L2">
              <text:list-item>
                <text:p>Md Ali</text:p>
              </text:list-item>
              <text:list-item>
                <text:p>Background</text:p>
              </text:list-item>
              <text:list-item>
                <text:p>Language Fanatic</text:p>
              </text:list-item>
              <text:list-item>
                <text:p>Passion for Science</text:p>
              </text:list-item>
              <text:list-item>
                <text:p>Role at Olive-Harvey Colle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My Journey</text:p>
          </draw:text-box>
        </draw:frame>
        <draw:frame presentation:style-name="pr11" draw:layer="layout" svg:width="25cm" svg:height="9cm" svg:x="1.5cm" svg:y="3.5cm" presentation:class="outline" presentation:user-transformed="true">
          <draw:text-box>
            <text:list text:style-name="L2">
              <text:list-item>
                <text:p>First Generation College Student</text:p>
              </text:list-item>
              <text:list-item>
                <text:p>BS Physics and Applied Math 2019 (TXST) </text:p>
              </text:list-item>
              <text:list-item>
                <text:p>MS Cybersecurity &amp; Digital Forensics 2020 (IIT)</text:p>
              </text:list-item>
              <text:list-item>
                <text:p>MS Computer Science 2022 (IIT)</text:p>
              </text:list-item>
              <text:list-item>
                <text:p>PhD Computer Science Projected in 2025 (Capital Tech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restbird3_5f_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My Journey</text:p>
          </draw:text-box>
        </draw:frame>
        <draw:frame presentation:style-name="pr14" draw:layer="layout" svg:width="25cm" svg:height="9cm" svg:x="1.5cm" svg:y="3.5cm" presentation:class="outline" presentation:user-transformed="true">
          <draw:text-box>
            <text:list text:style-name="L2">
              <text:list-item>
                <text:p>Ethical Hacker (Pentester) in Corporate Environment</text:p>
              </text:list-item>
              <text:list-item>
                <text:p>Teaching Journey</text:p>
                <text:list>
                  <text:list-item>
                    <text:p>Lab Instructor</text:p>
                  </text:list-item>
                  <text:list-item>
                    <text:p>Teaching Assistant</text:p>
                  </text:list-item>
                  <text:list-item>
                    <text:p>Research Assistant </text:p>
                  </text:list-item>
                  <text:list-item>
                    <text:p>Adjunct Professor (IIT and Saint Louis University)</text:p>
                  </text:list-item>
                  <text:list-item>
                    <text:p>Cybersecurity Instructor (ThriveDX Bootcamps)</text:p>
                  </text:list-item>
                  <text:list-item>
                    <text:p>Olive-Harvey Colleg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restbird3_5f__5f_" presentation:presentation-page-layout-name="AL2T1">
        <office:forms form:automatic-focus="false" form:apply-design-mode="false"/>
        <draw:frame presentation:style-name="pr16" draw:layer="layout" svg:width="25cm" svg:height="2.5cm" svg:x="1.5cm" svg:y="0.5cm" presentation:class="title">
          <draw:text-box>
            <text:p>Teaching Philosophy</text:p>
          </draw:text-box>
        </draw:frame>
        <draw:frame presentation:style-name="pr17" draw:layer="layout" svg:width="25cm" svg:height="9cm" svg:x="1.5cm" svg:y="3.5cm" presentation:class="outline" presentation:user-transformed="true">
          <draw:text-box>
            <text:list text:style-name="L2">
              <text:list-item>
                <text:p>I will be there (in person, emails, zoom, etc.)</text:p>
                <text:list>
                  <text:list-item>
                    <text:p>If I don’t answer within 24 hours, don’t hesitate to reach out again</text:p>
                  </text:list-item>
                </text:list>
              </text:list-item>
              <text:list-item>
                <text:p>Engagement</text:p>
                <text:list>
                  <text:list-item>
                    <text:p>Cameras on, complete polls, participate</text:p>
                  </text:list-item>
                </text:list>
              </text:list-item>
              <text:list-item>
                <text:p>Practical Learning</text:p>
              </text:list-item>
              <text:list-item>
                <text:p>My goals for you and your goals for yourself</text:p>
                <text:list>
                  <text:list-item>
                    <text:p>1<text:span text:style-name="T1">st</text:span> assignment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restbird3_5f__5f__5f_" presentation:presentation-page-layout-name="AL2T1">
        <office:forms form:automatic-focus="false" form:apply-design-mode="false"/>
        <draw:frame presentation:style-name="pr19" draw:layer="layout" svg:width="25cm" svg:height="2.5cm" svg:x="1.5cm" svg:y="0.5cm" presentation:class="title">
          <draw:text-box>
            <text:p>[Input Course]</text:p>
          </draw:text-box>
        </draw:frame>
        <draw:frame presentation:style-name="pr20" draw:layer="layout" svg:width="25cm" svg:height="9cm" svg:x="1.5cm" svg:y="3.5cm" presentation:class="outline" presentation:user-transformed="true">
          <draw:text-box>
            <text:list text:style-name="L2">
              <text:list-item>
                <text:p>[Description of Course]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Forestbird3_5f__5f__5f__5f_" presentation:presentation-page-layout-name="AL2T1">
        <office:forms form:automatic-focus="false" form:apply-design-mode="false"/>
        <draw:frame presentation:style-name="pr22" draw:layer="layout" svg:width="25cm" svg:height="2.5cm" svg:x="1.5cm" svg:y="0.5cm" presentation:class="title">
          <draw:text-box>
            <text:p>Outside of Teaching</text:p>
          </draw:text-box>
        </draw:frame>
        <draw:frame presentation:style-name="pr23" draw:layer="layout" svg:width="25cm" svg:height="9cm" svg:x="1.5cm" svg:y="3.5cm" presentation:class="outline" presentation:user-transformed="true">
          <draw:text-box>
            <text:list text:style-name="L2">
              <text:list-item>
                <text:p>Traveling </text:p>
              </text:list-item>
              <text:list-item>
                <text:p>Language Learning </text:p>
              </text:list-item>
              <text:list-item>
                <text:p>Contribution to Open Source Software</text:p>
              </text:list-item>
              <text:list-item>
                <text:p>Coding Projects</text:p>
              </text:list-item>
              <text:list-item>
                <text:p>Cybersecurity Podcast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2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restbird3_5f__5f__5f__5f__5f_" presentation:presentation-page-layout-name="AL2T1">
        <office:forms form:automatic-focus="false" form:apply-design-mode="false"/>
        <draw:frame presentation:style-name="pr25" draw:layer="layout" svg:width="25cm" svg:height="2.5cm" svg:x="1.5cm" svg:y="0.5cm" presentation:class="title">
          <draw:text-box>
            <text:p>Expectations &amp; Support</text:p>
          </draw:text-box>
        </draw:frame>
        <draw:frame presentation:style-name="pr26" draw:layer="layout" svg:width="25cm" svg:height="9cm" svg:x="1.5cm" svg:y="3.5cm" presentation:class="outline" presentation:user-transformed="true">
          <draw:text-box>
            <text:list text:style-name="L2">
              <text:list-item>
                <text:p>Participation</text:p>
              </text:list-item>
              <text:list-item>
                <text:p>Effort (Personal Story)</text:p>
              </text:list-item>
              <text:list-item>
                <text:p>Office Hours (TBD)</text:p>
              </text:list-item>
              <text:list-item>
                <text:p>Feedback</text:p>
              </text:list-item>
              <text:list-item>
                <text:p>Resources</text:p>
              </text:list-item>
              <text:list-item>
                <text:p>I will be there for your succes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2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Forestbird3_5f__5f__5f__5f__5f__5f_" presentation:presentation-page-layout-name="AL2T1">
        <office:forms form:automatic-focus="false" form:apply-design-mode="false"/>
        <draw:frame presentation:style-name="pr28" draw:layer="layout" svg:width="25cm" svg:height="2.5cm" svg:x="1.5cm" svg:y="0.5cm" presentation:class="title">
          <draw:text-box>
            <text:p>Key Takeaways</text:p>
          </draw:text-box>
        </draw:frame>
        <draw:frame presentation:style-name="pr29" draw:layer="layout" svg:width="25cm" svg:height="9cm" svg:x="1.5cm" svg:y="3.5cm" presentation:class="outline" presentation:user-transformed="true">
          <draw:text-box>
            <text:list text:style-name="L2">
              <text:list-item>
                <text:p>“Be happy, but never satisfied” – Bruce Lee</text:p>
              </text:list-item>
              <text:list-item>
                <text:p>Remember, I will be there for you and support your goals</text:p>
              </text:list-item>
              <text:list-item>
                <text:p>Keep Trying</text:p>
                <text:list>
                  <text:list-item>
                    <text:p>You will fail 100 times over, but it really matters about the 1 time you succeed. </text:p>
                  </text:list-item>
                  <text:list-item>
                    <text:p>Effort is key, not just in this course but in life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Forestbird3_5f__5f__5f__5f__5f__5f__5f_" presentation:presentation-page-layout-name="AL2T1">
        <office:forms form:automatic-focus="false" form:apply-design-mode="false"/>
        <draw:frame presentation:style-name="pr31" draw:layer="layout" svg:width="25cm" svg:height="2.5cm" svg:x="1.5cm" svg:y="0.5cm" presentation:class="title">
          <draw:text-box>
            <text:p>Contact Information</text:p>
          </draw:text-box>
        </draw:frame>
        <draw:frame presentation:style-name="pr32" draw:layer="layout" svg:width="25cm" svg:height="9cm" svg:x="1.5cm" svg:y="3.5cm" presentation:class="outline" presentation:user-transformed="true">
          <draw:text-box>
            <text:list text:style-name="L2">
              <text:list-item>
                <text:p>[Email]</text:p>
              </text:list-item>
              <text:list-item>
                <text:p>[Linkedin]</text:p>
              </text:list-item>
              <text:list-item>
                <text:p>[Website]</text:p>
              </text:list-item>
              <text:list-item>
                <text:p>[GitHub]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-background" style:display-name="Forestbird3__-background" style:family="presentation">
      <style:graphic-properties draw:stroke="none" draw:fill="none" style:repeat="stretch"/>
      <style:text-properties style:letter-kerning="true"/>
    </style:style>
    <style:style style:name="Forestbird3_5f__5f_-backgroundobjects" style:display-name="Forestbird3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-notes" style:display-name="Forestbird3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-outline1" style:display-name="Forestbird3__-outline1" style:family="presentation">
      <style:graphic-properties draw:stroke="none" draw:fill="none" draw:auto-grow-height="false" draw:fit-to-size="false" style:shrink-to-fit="true">
        <text:list-style style:name="Forestbird3_5f__5f_-outline1" style:display-name="Forestbird3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-outline2" style:display-name="Forestbird3__-outline2" style:family="presentation" style:parent-style-name="Forestbird3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-outline3" style:display-name="Forestbird3__-outline3" style:family="presentation" style:parent-style-name="Forestbird3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-outline4" style:display-name="Forestbird3__-outline4" style:family="presentation" style:parent-style-name="Forestbird3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-outline5" style:display-name="Forestbird3__-outline5" style:family="presentation" style:parent-style-name="Forestbird3_5f__5f_-outline4">
      <style:paragraph-properties fo:margin-left="0cm" fo:margin-right="0cm" fo:margin-top="0.074cm" fo:margin-bottom="0cm" fo:text-indent="0cm"/>
    </style:style>
    <style:style style:name="Forestbird3_5f__5f_-outline6" style:display-name="Forestbird3__-outline6" style:family="presentation" style:parent-style-name="Forestbird3_5f__5f_-outline5"/>
    <style:style style:name="Forestbird3_5f__5f_-outline7" style:display-name="Forestbird3__-outline7" style:family="presentation" style:parent-style-name="Forestbird3_5f__5f_-outline6"/>
    <style:style style:name="Forestbird3_5f__5f_-outline8" style:display-name="Forestbird3__-outline8" style:family="presentation" style:parent-style-name="Forestbird3_5f__5f_-outline7"/>
    <style:style style:name="Forestbird3_5f__5f_-outline9" style:display-name="Forestbird3__-outline9" style:family="presentation" style:parent-style-name="Forestbird3_5f__5f_-outline8"/>
    <style:style style:name="Forestbird3_5f__5f_-subtitle" style:display-name="Forestbird3__-subtitle" style:family="presentation">
      <style:graphic-properties draw:stroke="none" draw:fill="none" draw:textarea-vertical-align="middle">
        <text:list-style style:name="Forestbird3_5f__5f_-subtitle" style:display-name="Forestbird3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-title" style:display-name="Forestbird3__-title" style:family="presentation">
      <style:graphic-properties draw:stroke="none" draw:fill="none" draw:textarea-vertical-align="middle">
        <text:list-style style:name="Forestbird3_5f__5f_-title" style:display-name="Forestbird3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-background" style:display-name="Forestbird3___-background" style:family="presentation">
      <style:graphic-properties draw:stroke="none" draw:fill="none" style:repeat="stretch"/>
      <style:text-properties style:letter-kerning="true"/>
    </style:style>
    <style:style style:name="Forestbird3_5f__5f__5f_-backgroundobjects" style:display-name="Forestbird3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-notes" style:display-name="Forestbird3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-outline1" style:display-name="Forestbird3___-outline1" style:family="presentation">
      <style:graphic-properties draw:stroke="none" draw:fill="none" draw:auto-grow-height="false" draw:fit-to-size="false" style:shrink-to-fit="true">
        <text:list-style style:name="Forestbird3_5f__5f__5f_-outline1" style:display-name="Forestbird3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-outline2" style:display-name="Forestbird3___-outline2" style:family="presentation" style:parent-style-name="Forestbird3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-outline3" style:display-name="Forestbird3___-outline3" style:family="presentation" style:parent-style-name="Forestbird3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-outline4" style:display-name="Forestbird3___-outline4" style:family="presentation" style:parent-style-name="Forestbird3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-outline5" style:display-name="Forestbird3___-outline5" style:family="presentation" style:parent-style-name="Forestbird3_5f__5f__5f_-outline4">
      <style:paragraph-properties fo:margin-left="0cm" fo:margin-right="0cm" fo:margin-top="0.074cm" fo:margin-bottom="0cm" fo:text-indent="0cm"/>
    </style:style>
    <style:style style:name="Forestbird3_5f__5f__5f_-outline6" style:display-name="Forestbird3___-outline6" style:family="presentation" style:parent-style-name="Forestbird3_5f__5f__5f_-outline5"/>
    <style:style style:name="Forestbird3_5f__5f__5f_-outline7" style:display-name="Forestbird3___-outline7" style:family="presentation" style:parent-style-name="Forestbird3_5f__5f__5f_-outline6"/>
    <style:style style:name="Forestbird3_5f__5f__5f_-outline8" style:display-name="Forestbird3___-outline8" style:family="presentation" style:parent-style-name="Forestbird3_5f__5f__5f_-outline7"/>
    <style:style style:name="Forestbird3_5f__5f__5f_-outline9" style:display-name="Forestbird3___-outline9" style:family="presentation" style:parent-style-name="Forestbird3_5f__5f__5f_-outline8"/>
    <style:style style:name="Forestbird3_5f__5f__5f_-subtitle" style:display-name="Forestbird3___-subtitle" style:family="presentation">
      <style:graphic-properties draw:stroke="none" draw:fill="none" draw:textarea-vertical-align="middle">
        <text:list-style style:name="Forestbird3_5f__5f__5f_-subtitle" style:display-name="Forestbird3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-title" style:display-name="Forestbird3___-title" style:family="presentation">
      <style:graphic-properties draw:stroke="none" draw:fill="none" draw:textarea-vertical-align="middle">
        <text:list-style style:name="Forestbird3_5f__5f__5f_-title" style:display-name="Forestbird3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-background" style:display-name="Forestbird3____-background" style:family="presentation">
      <style:graphic-properties draw:stroke="none" draw:fill="none" style:repeat="stretch"/>
      <style:text-properties style:letter-kerning="true"/>
    </style:style>
    <style:style style:name="Forestbird3_5f__5f__5f__5f_-backgroundobjects" style:display-name="Forestbird3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-notes" style:display-name="Forestbird3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-outline1" style:display-name="Forestbird3____-outline1" style:family="presentation">
      <style:graphic-properties draw:stroke="none" draw:fill="none" draw:auto-grow-height="false" draw:fit-to-size="false" style:shrink-to-fit="true">
        <text:list-style style:name="Forestbird3_5f__5f__5f__5f_-outline1" style:display-name="Forestbird3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-outline2" style:display-name="Forestbird3____-outline2" style:family="presentation" style:parent-style-name="Forestbird3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-outline3" style:display-name="Forestbird3____-outline3" style:family="presentation" style:parent-style-name="Forestbird3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-outline4" style:display-name="Forestbird3____-outline4" style:family="presentation" style:parent-style-name="Forestbird3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-outline5" style:display-name="Forestbird3____-outline5" style:family="presentation" style:parent-style-name="Forestbird3_5f__5f__5f__5f_-outline4">
      <style:paragraph-properties fo:margin-left="0cm" fo:margin-right="0cm" fo:margin-top="0.074cm" fo:margin-bottom="0cm" fo:text-indent="0cm"/>
    </style:style>
    <style:style style:name="Forestbird3_5f__5f__5f__5f_-outline6" style:display-name="Forestbird3____-outline6" style:family="presentation" style:parent-style-name="Forestbird3_5f__5f__5f__5f_-outline5"/>
    <style:style style:name="Forestbird3_5f__5f__5f__5f_-outline7" style:display-name="Forestbird3____-outline7" style:family="presentation" style:parent-style-name="Forestbird3_5f__5f__5f__5f_-outline6"/>
    <style:style style:name="Forestbird3_5f__5f__5f__5f_-outline8" style:display-name="Forestbird3____-outline8" style:family="presentation" style:parent-style-name="Forestbird3_5f__5f__5f__5f_-outline7"/>
    <style:style style:name="Forestbird3_5f__5f__5f__5f_-outline9" style:display-name="Forestbird3____-outline9" style:family="presentation" style:parent-style-name="Forestbird3_5f__5f__5f__5f_-outline8"/>
    <style:style style:name="Forestbird3_5f__5f__5f__5f_-subtitle" style:display-name="Forestbird3____-subtitle" style:family="presentation">
      <style:graphic-properties draw:stroke="none" draw:fill="none" draw:textarea-vertical-align="middle">
        <text:list-style style:name="Forestbird3_5f__5f__5f__5f_-subtitle" style:display-name="Forestbird3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-title" style:display-name="Forestbird3____-title" style:family="presentation">
      <style:graphic-properties draw:stroke="none" draw:fill="none" draw:textarea-vertical-align="middle">
        <text:list-style style:name="Forestbird3_5f__5f__5f__5f_-title" style:display-name="Forestbird3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background" style:display-name="Forestbird3_____-background" style:family="presentation">
      <style:graphic-properties draw:stroke="none" draw:fill="none" style:repeat="stretch"/>
      <style:text-properties style:letter-kerning="true"/>
    </style:style>
    <style:style style:name="Forestbird3_5f__5f__5f__5f__5f_-backgroundobjects" style:display-name="Forestbird3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-notes" style:display-name="Forestbird3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outline1" style:display-name="Forestbird3_____-outline1" style:family="presentation">
      <style:graphic-properties draw:stroke="none" draw:fill="none" draw:auto-grow-height="false" draw:fit-to-size="false" style:shrink-to-fit="true">
        <text:list-style style:name="Forestbird3_5f__5f__5f__5f__5f_-outline1" style:display-name="Forestbird3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outline2" style:display-name="Forestbird3_____-outline2" style:family="presentation" style:parent-style-name="Forestbird3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-outline3" style:display-name="Forestbird3_____-outline3" style:family="presentation" style:parent-style-name="Forestbird3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-outline4" style:display-name="Forestbird3_____-outline4" style:family="presentation" style:parent-style-name="Forestbird3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-outline5" style:display-name="Forestbird3_____-outline5" style:family="presentation" style:parent-style-name="Forestbird3_5f__5f__5f__5f__5f_-outline4">
      <style:paragraph-properties fo:margin-left="0cm" fo:margin-right="0cm" fo:margin-top="0.074cm" fo:margin-bottom="0cm" fo:text-indent="0cm"/>
    </style:style>
    <style:style style:name="Forestbird3_5f__5f__5f__5f__5f_-outline6" style:display-name="Forestbird3_____-outline6" style:family="presentation" style:parent-style-name="Forestbird3_5f__5f__5f__5f__5f_-outline5"/>
    <style:style style:name="Forestbird3_5f__5f__5f__5f__5f_-outline7" style:display-name="Forestbird3_____-outline7" style:family="presentation" style:parent-style-name="Forestbird3_5f__5f__5f__5f__5f_-outline6"/>
    <style:style style:name="Forestbird3_5f__5f__5f__5f__5f_-outline8" style:display-name="Forestbird3_____-outline8" style:family="presentation" style:parent-style-name="Forestbird3_5f__5f__5f__5f__5f_-outline7"/>
    <style:style style:name="Forestbird3_5f__5f__5f__5f__5f_-outline9" style:display-name="Forestbird3_____-outline9" style:family="presentation" style:parent-style-name="Forestbird3_5f__5f__5f__5f__5f_-outline8"/>
    <style:style style:name="Forestbird3_5f__5f__5f__5f__5f_-subtitle" style:display-name="Forestbird3_____-subtitle" style:family="presentation">
      <style:graphic-properties draw:stroke="none" draw:fill="none" draw:textarea-vertical-align="middle">
        <text:list-style style:name="Forestbird3_5f__5f__5f__5f__5f_-subtitle" style:display-name="Forestbird3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title" style:display-name="Forestbird3_____-title" style:family="presentation">
      <style:graphic-properties draw:stroke="none" draw:fill="none" draw:textarea-vertical-align="middle">
        <text:list-style style:name="Forestbird3_5f__5f__5f__5f__5f_-title" style:display-name="Forestbird3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-background" style:display-name="Forestbird3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-backgroundobjects" style:display-name="Forestbird3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-notes" style:display-name="Forestbird3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-outline1" style:display-name="Forestbird3______-outline1" style:family="presentation">
      <style:graphic-properties draw:stroke="none" draw:fill="none" draw:auto-grow-height="false" draw:fit-to-size="false" style:shrink-to-fit="true">
        <text:list-style style:name="Forestbird3_5f__5f__5f__5f__5f__5f_-outline1" style:display-name="Forestbird3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-outline2" style:display-name="Forestbird3______-outline2" style:family="presentation" style:parent-style-name="Forestbird3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-outline3" style:display-name="Forestbird3______-outline3" style:family="presentation" style:parent-style-name="Forestbird3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-outline4" style:display-name="Forestbird3______-outline4" style:family="presentation" style:parent-style-name="Forestbird3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-outline5" style:display-name="Forestbird3______-outline5" style:family="presentation" style:parent-style-name="Forestbird3_5f__5f__5f__5f__5f__5f_-outline4">
      <style:paragraph-properties fo:margin-left="0cm" fo:margin-right="0cm" fo:margin-top="0.074cm" fo:margin-bottom="0cm" fo:text-indent="0cm"/>
    </style:style>
    <style:style style:name="Forestbird3_5f__5f__5f__5f__5f__5f_-outline6" style:display-name="Forestbird3______-outline6" style:family="presentation" style:parent-style-name="Forestbird3_5f__5f__5f__5f__5f__5f_-outline5"/>
    <style:style style:name="Forestbird3_5f__5f__5f__5f__5f__5f_-outline7" style:display-name="Forestbird3______-outline7" style:family="presentation" style:parent-style-name="Forestbird3_5f__5f__5f__5f__5f__5f_-outline6"/>
    <style:style style:name="Forestbird3_5f__5f__5f__5f__5f__5f_-outline8" style:display-name="Forestbird3______-outline8" style:family="presentation" style:parent-style-name="Forestbird3_5f__5f__5f__5f__5f__5f_-outline7"/>
    <style:style style:name="Forestbird3_5f__5f__5f__5f__5f__5f_-outline9" style:display-name="Forestbird3______-outline9" style:family="presentation" style:parent-style-name="Forestbird3_5f__5f__5f__5f__5f__5f_-outline8"/>
    <style:style style:name="Forestbird3_5f__5f__5f__5f__5f__5f_-subtitle" style:display-name="Forestbird3______-subtitle" style:family="presentation">
      <style:graphic-properties draw:stroke="none" draw:fill="none" draw:textarea-vertical-align="middle">
        <text:list-style style:name="Forestbird3_5f__5f__5f__5f__5f__5f_-subtitle" style:display-name="Forestbird3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-title" style:display-name="Forestbird3______-title" style:family="presentation">
      <style:graphic-properties draw:stroke="none" draw:fill="none" draw:textarea-vertical-align="middle">
        <text:list-style style:name="Forestbird3_5f__5f__5f__5f__5f__5f_-title" style:display-name="Forestbird3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-background" style:display-name="Forestbird3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-backgroundobjects" style:display-name="Forestbird3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-notes" style:display-name="Forestbird3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-outline1" style:display-name="Forestbird3_______-outline1" style:family="presentation">
      <style:graphic-properties draw:stroke="none" draw:fill="none" draw:auto-grow-height="false" draw:fit-to-size="false" style:shrink-to-fit="true">
        <text:list-style style:name="Forestbird3_5f__5f__5f__5f__5f__5f__5f_-outline1" style:display-name="Forestbird3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-outline2" style:display-name="Forestbird3_______-outline2" style:family="presentation" style:parent-style-name="Forestbird3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-outline3" style:display-name="Forestbird3_______-outline3" style:family="presentation" style:parent-style-name="Forestbird3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-outline4" style:display-name="Forestbird3_______-outline4" style:family="presentation" style:parent-style-name="Forestbird3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-outline5" style:display-name="Forestbird3_______-outline5" style:family="presentation" style:parent-style-name="Forestbird3_5f__5f__5f__5f__5f__5f__5f_-outline4">
      <style:paragraph-properties fo:margin-left="0cm" fo:margin-right="0cm" fo:margin-top="0.074cm" fo:margin-bottom="0cm" fo:text-indent="0cm"/>
    </style:style>
    <style:style style:name="Forestbird3_5f__5f__5f__5f__5f__5f__5f_-outline6" style:display-name="Forestbird3_______-outline6" style:family="presentation" style:parent-style-name="Forestbird3_5f__5f__5f__5f__5f__5f__5f_-outline5"/>
    <style:style style:name="Forestbird3_5f__5f__5f__5f__5f__5f__5f_-outline7" style:display-name="Forestbird3_______-outline7" style:family="presentation" style:parent-style-name="Forestbird3_5f__5f__5f__5f__5f__5f__5f_-outline6"/>
    <style:style style:name="Forestbird3_5f__5f__5f__5f__5f__5f__5f_-outline8" style:display-name="Forestbird3_______-outline8" style:family="presentation" style:parent-style-name="Forestbird3_5f__5f__5f__5f__5f__5f__5f_-outline7"/>
    <style:style style:name="Forestbird3_5f__5f__5f__5f__5f__5f__5f_-outline9" style:display-name="Forestbird3_______-outline9" style:family="presentation" style:parent-style-name="Forestbird3_5f__5f__5f__5f__5f__5f__5f_-outline8"/>
    <style:style style:name="Forestbird3_5f__5f__5f__5f__5f__5f__5f_-subtitle" style:display-name="Forestbird3_______-subtitle" style:family="presentation">
      <style:graphic-properties draw:stroke="none" draw:fill="none" draw:textarea-vertical-align="middle">
        <text:list-style style:name="Forestbird3_5f__5f__5f__5f__5f__5f__5f_-subtitle" style:display-name="Forestbird3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-title" style:display-name="Forestbird3_______-title" style:family="presentation">
      <style:graphic-properties draw:stroke="none" draw:fill="none" draw:textarea-vertical-align="middle">
        <text:list-style style:name="Forestbird3_5f__5f__5f__5f__5f__5f__5f_-title" style:display-name="Forestbird3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gr6" style:family="graphic" style:parent-style-name="standard">
      <style:graphic-properties draw:stroke="none" draw:fill="solid" draw:fill-color="#9ecf6c" draw:textarea-vertical-align="middle" draw:auto-grow-height="false" fo:min-height="1.5cm" fo:min-width="27.5cm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Forestbird3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5" style:family="presentation" style:parent-style-name="Forestbird3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Forestbird3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Forestbird3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8" style:family="presentation" style:parent-style-name="Forestbird3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Forestbird3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Forestbird3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1" style:family="presentation" style:parent-style-name="Forestbird3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Forestbird3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Forestbird3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4" style:family="presentation" style:parent-style-name="Forestbird3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Forestbird3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Forestbird3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7" style:family="presentation" style:parent-style-name="Forestbird3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Forestbird3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Forestbird3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0" style:family="presentation" style:parent-style-name="Forestbird3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Forestbird3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Forestbird3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restbird3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Forestbird3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7cm" svg:height="9.56cm" svg:x="2cm" svg:y="2.5cm" presentation:class="page"/>
        <draw:frame presentation:style-name="Forestbird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7cm" svg:height="9.56cm" svg:x="2cm" svg:y="2.5cm" presentation:class="page"/>
        <draw:frame presentation:style-name="Forestbird2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7cm" svg:height="9.56cm" svg:x="2cm" svg:y="2.5cm" presentation:class="page"/>
        <draw:frame presentation:style-name="Forestbird3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-title" draw:layer="backgroundobjects" svg:width="25cm" svg:height="2.5cm" svg:x="1.5cm" svg:y="0.5cm" presentation:class="title" presentation:placeholder="true">
        <draw:text-box/>
      </draw:frame>
      <draw:frame presentation:style-name="Forestbird3_5f_-outline1" draw:layer="backgroundobjects" svg:width="25cm" svg:height="9cm" svg:x="1.5cm" svg:y="3.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-title" draw:layer="backgroundobjects" svg:width="17cm" svg:height="9.56cm" svg:x="2cm" svg:y="2.5cm" presentation:class="page"/>
        <draw:frame presentation:style-name="Forestbird3_5f_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" style:display-name="Forestbird3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-title" draw:layer="backgroundobjects" svg:width="25cm" svg:height="2.5cm" svg:x="1.5cm" svg:y="0.5cm" presentation:class="title" presentation:placeholder="true">
        <draw:text-box/>
      </draw:frame>
      <draw:frame presentation:style-name="Forestbird3_5f__5f_-outline1" draw:layer="backgroundobjects" svg:width="25cm" svg:height="9cm" svg:x="1.5cm" svg:y="3.5cm" presentation:class="outlin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-title" draw:layer="backgroundobjects" svg:width="17cm" svg:height="9.56cm" svg:x="2cm" svg:y="2.5cm" presentation:class="page"/>
        <draw:frame presentation:style-name="Forestbird3_5f__5f_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" style:display-name="Forestbird3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-outline1" draw:layer="backgroundobjects" svg:width="25cm" svg:height="9cm" svg:x="1.5cm" svg:y="3.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-title" draw:layer="backgroundobjects" svg:width="17cm" svg:height="9.56cm" svg:x="2cm" svg:y="2.5cm" presentation:class="page"/>
        <draw:frame presentation:style-name="Forestbird3_5f__5f__5f_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" style:display-name="Forestbird3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-outline1" draw:layer="backgroundobjects" svg:width="25cm" svg:height="9cm" svg:x="1.5cm" svg:y="3.5cm" presentation:class="outline" presentation:placeholder="true">
        <draw:text-box/>
      </draw:frame>
      <draw:frame presentation:style-name="Mpr2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_5f_-title" draw:layer="backgroundobjects" svg:width="17cm" svg:height="9.56cm" svg:x="2cm" svg:y="2.5cm" presentation:class="page"/>
        <draw:frame presentation:style-name="Forestbird3_5f__5f__5f__5f_-notes" draw:layer="backgroundobjects" svg:width="17cm" svg:height="14cm" svg:x="2cm" svg:y="13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" style:display-name="Forestbird3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-outline1" draw:layer="backgroundobjects" svg:width="25cm" svg:height="9cm" svg:x="1.5cm" svg:y="3.5cm" presentation:class="outline" presentation:placeholder="true">
        <draw:text-box/>
      </draw:frame>
      <draw:frame presentation:style-name="Mpr2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_5f__5f_-title" draw:layer="backgroundobjects" svg:width="17cm" svg:height="9.56cm" svg:x="2cm" svg:y="2.5cm" presentation:class="page"/>
        <draw:frame presentation:style-name="Forestbird3_5f__5f__5f__5f__5f_-notes" draw:layer="backgroundobjects" svg:width="17cm" svg:height="14cm" svg:x="2cm" svg:y="13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" style:display-name="Forestbird3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2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_5f__5f__5f_-title" draw:layer="backgroundobjects" svg:width="17cm" svg:height="9.56cm" svg:x="2cm" svg:y="2.5cm" presentation:class="page"/>
        <draw:frame presentation:style-name="Forestbird3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" style:display-name="Forestbird3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3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_5f__5f__5f__5f_-title" draw:layer="backgroundobjects" svg:width="17cm" svg:height="9.56cm" svg:x="2cm" svg:y="2.5cm" presentation:class="page"/>
        <draw:frame presentation:style-name="Forestbird3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1:06:37.878125143</meta:creation-date>
    <meta:editing-duration>PT9M59S</meta:editing-duration>
    <meta:editing-cycles>2</meta:editing-cycles>
    <meta:generator>LibreOffice/24.2.5.2$Linux_X86_64 LibreOffice_project/d6e8b0f3fc6e8af2b00cf4969fd0d2fa45b9a62e</meta:generator>
    <dc:title>Forestbird</dc:title>
    <dc:date>2024-08-20T11:37:44.299763911</dc:date>
    <meta:document-statistic meta:object-count="727"/>
  </office:meta>
</office:document-meta>
</file>